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auto-grow-height="false" fo:min-height="0.749cm" fo:min-width="0.499cm" fo:wrap-option="no-wrap"/>
    </style:style>
    <style:style style:name="gr2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Dashed_20__28_var_29_" svg:stroke-width="0.159cm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081cm" draw:marker-start-width="0.322cm" draw:marker-end="Arrow" draw:marker-end-width="0.422cm" draw:fill="none" draw:fill-color="#ff420e" draw:textarea-vertical-align="middle" fo:padding-top="0.166cm" fo:padding-bottom="0.166cm" fo:padding-left="0.291cm" fo:padding-right="0.291cm"/>
    </style:style>
    <style:style style:name="gr7" style:family="graphic" style:parent-style-name="objectwithoutfill">
      <style:graphic-properties draw:stroke="dash" draw:stroke-dash="Dashed_20__28_var_29_" svg:stroke-width="0.159cm" draw:marker-start="" draw:marker-start-width="0.438cm" draw:marker-end="Arrow" draw:marker-end-width="0.538cm" draw:fill="none" draw:fill-color="#ff420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9" style:family="graphic" style:parent-style-name="standard">
      <style:graphic-properties draw:marker-start="" draw:fill="solid" draw:fill-color="#ccff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fill-color="#ff420e" draw:textarea-vertical-align="middle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3.8999996185303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color="#ffffff" fo:font-size="17.8999996185303pt"/>
    </style:style>
    <style:style style:name="P5" style:family="paragraph">
      <style:paragraph-properties fo:text-align="center"/>
      <style:text-properties fo:font-size="23pt" fo:font-weight="normal" style:font-size-asian="23pt" style:font-weight-asian="normal" style:font-size-complex="23pt" style:font-weight-complex="normal"/>
    </style:style>
    <style:style style:name="T1" style:family="text">
      <style:text-properties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ffff" fo:font-size="17.8999996185303pt"/>
    </style:style>
    <style:style style:name="T3" style:family="text">
      <style:text-properties fo:font-size="23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layer="layout" svg:width="18.2cm" svg:height="19.198cm" svg:x="0.302cm" svg:y="0.2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5.472cm" svg:height="19.198cm" svg:x="19.025cm" svg:y="0.20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layer="layout" svg:width="19.404cm" svg:height="19.198cm" svg:x="25.096cm" svg:y="0.202cm">
          <text:p/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xml:id="id4" draw:id="id4" draw:layer="layout" svg:width="4.543cm" svg:height="3cm" svg:x="0.773cm" svg:y="0.4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43cm" svg:height="1.4cm" svg:x="0.773cm" svg:y="0.473cm">
          <text:p text:style-name="P2"><text:span text:style-name="T1">Intera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543cm" svg:height="3cm" svg:x="8.797cm" svg:y="4.1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543cm" svg:height="1.4cm" svg:x="8.797cm" svg:y="4.195cm">
          <text:p text:style-name="P2"><text:span text:style-name="T1">Lifelin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399cm" svg:height="2cm" svg:x="20.097cm" svg:y="3.994cm">
          <text:p text:style-name="P2"><text:span text:style-name="T2">UL2jAI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2" draw:layer="layout" draw:type="line" svg:x1="20.097cm" svg:y1="4.994cm" svg:x2="13.34cm" svg:y2="4.895cm" draw:start-shape="id1" draw:start-glue-point="5" draw:end-shape="id2" draw:end-glue-point="1" svg:d="M20097 4994l-6757-99" svg:viewBox="0 0 6758 100">
          <text:p/>
        </draw:connector>
        <draw:connector draw:style-name="gr5" draw:text-style-name="P2" draw:layer="layout" draw:type="line" svg:x1="23.496cm" svg:y1="4.994cm" svg:x2="34.6cm" svg:y2="1.199cm" draw:start-shape="id1" draw:start-glue-point="7" draw:end-shape="id3" svg:d="M23496 4994l11104-3795" svg:viewBox="0 0 11105 3796">
          <text:p/>
        </draw:connector>
        <draw:connector draw:style-name="gr6" draw:text-style-name="P2" draw:layer="layout" draw:type="line" svg:x1="8.797cm" svg:y1="4.895cm" svg:x2="3.044cm" svg:y2="3.473cm" draw:start-shape="id2" draw:start-glue-point="3" draw:end-shape="id4" draw:end-glue-point="2" svg:d="M8797 4895l-5753-1422" svg:viewBox="0 0 5754 1423">
          <text:p/>
        </draw:connector>
        <draw:custom-shape draw:style-name="gr2" draw:text-style-name="P1" draw:layer="layout" svg:width="4.543cm" svg:height="3cm" svg:x="11.557cm" svg:y="15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543cm" svg:height="1.4cm" svg:x="11.556cm" svg:y="15.998cm">
          <text:p text:style-name="P2"><text:span text:style-name="T1">Messag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1.556cm" svg:y1="16.698cm" svg:x2="6.35cm" svg:y2="15.3cm" draw:start-shape="id5" draw:start-glue-point="3" draw:end-shape="id6" draw:end-glue-point="2" svg:d="M11556 16698l-5206-1398" svg:viewBox="0 0 5207 1399">
          <text:p/>
        </draw:connector>
        <draw:custom-shape draw:style-name="gr2" draw:text-style-name="P1" xml:id="id10" draw:id="id10" draw:layer="layout" svg:width="11.399cm" svg:height="3cm" svg:x="0.701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11.4cm" svg:height="1.4cm" svg:x="0.7cm" svg:y="7.999cm">
          <text:p text:style-name="P2"><text:span text:style-name="T1">ActionExecutionSpecification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4cm" svg:y1="7.999cm" svg:x2="11.068cm" svg:y2="7.195cm" draw:start-shape="id7" draw:start-glue-point="0" draw:end-shape="id8" draw:end-glue-point="2" svg:d="M6400 7999l4668-804" svg:viewBox="0 0 4669 805">
          <text:p/>
        </draw:connector>
        <draw:connector draw:style-name="gr7" draw:text-style-name="P2" draw:layer="layout" draw:type="line" svg:x1="20.097cm" svg:y1="9.795cm" svg:x2="12.1cm" svg:y2="9.5cm" draw:start-shape="id9" draw:start-glue-point="5" draw:end-shape="id10" draw:end-glue-point="1" svg:d="M20097 9795l-7997-295" svg:viewBox="0 0 7998 296">
          <text:p/>
        </draw:connector>
        <draw:custom-shape draw:style-name="gr2" draw:text-style-name="P1" xml:id="id6" draw:id="id6" draw:layer="layout" svg:width="11.3cm" svg:height="3cm" svg:x="0.7cm" svg:y="1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11.3cm" svg:height="1.4cm" svg:x="0.7cm" svg:y="12.299cm">
          <text:p text:style-name="P2"><text:span text:style-name="T1">MessageOccurenceSpecific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3.399cm" svg:height="2cm" svg:x="20.097cm" svg:y="13.4cm">
          <text:p text:style-name="P2"><text:span text:style-name="T2">UMS2jAV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2" draw:layer="layout" draw:type="line" svg:x1="20.097cm" svg:y1="14.4cm" svg:x2="12cm" svg:y2="13.8cm" draw:start-shape="id11" draw:start-glue-point="5" draw:end-shape="id6" draw:end-glue-point="1" svg:d="M20097 14400l-8097-600" svg:viewBox="0 0 8098 601">
          <text:p/>
        </draw:connector>
        <draw:connector draw:style-name="gr6" draw:text-style-name="P2" draw:layer="layout" draw:type="line" svg:x1="6.35cm" svg:y1="12.299cm" svg:x2="6.4cm" svg:y2="11cm" draw:start-shape="id12" draw:start-glue-point="0" draw:end-shape="id10" draw:end-glue-point="2" svg:d="M6350 12299l50-1299" svg:viewBox="0 0 51 1300">
          <text:p/>
        </draw:connector>
        <draw:custom-shape draw:style-name="gr8" draw:text-style-name="P1" xml:id="id13" draw:id="id13" draw:layer="layout" svg:width="9.8cm" svg:height="3cm" svg:x="26.2cm" svg:y="12.69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3" xml:id="id16" draw:id="id16" draw:layer="layout" svg:width="9.8cm" svg:height="1.4cm" svg:x="26.2cm" svg:y="12.699cm">
          <text:p text:style-name="P2"><text:span text:style-name="T1">AnnotationInstanceValu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1" xml:id="id15" draw:id="id15" draw:layer="layout" svg:width="9cm" svg:height="3cm" svg:x="34.6cm" svg:y="0.49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5" xml:id="id3" draw:id="id3" draw:layer="layout" svg:width="9cm" svg:height="1.4cm" svg:x="34.6cm" svg:y="0.499cm">
          <text:p text:style-name="P2"><text:span text:style-name="T3">AnnotationInstance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8" draw:text-style-name="P1" xml:id="id17" draw:id="id17" draw:layer="layout" svg:width="11.6cm" svg:height="3cm" svg:x="31.9cm" svg:y="6.09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3" xml:id="id14" draw:id="id14" draw:layer="layout" svg:width="11.6cm" svg:height="1.4cm" svg:x="31.9cm" svg:y="6.099cm">
          <text:p text:style-name="P2"><text:span text:style-name="T1">AnnotationInstanceParameter</text:span></text:p>
          <draw:enhanced-geometry svg:viewBox="0 0 21600 21600" draw:mirror-vertical="false" draw:mirror-horizontal="true" draw:type="rectangle" draw:enhanced-path="M 0 0 L 21600 0 21600 21600 0 21600 0 0 Z N"/>
        </draw:custom-shape>
        <draw:connector draw:style-name="gr5" draw:text-style-name="P2" draw:layer="layout" draw:type="line" svg:x1="23.496cm" svg:y1="14.4cm" svg:x2="26.2cm" svg:y2="14.199cm" draw:start-shape="id11" draw:start-glue-point="7" draw:end-shape="id13" draw:end-glue-point="3" svg:d="M23496 14400l2704-201" svg:viewBox="0 0 2705 202">
          <text:p/>
        </draw:connector>
        <draw:connector draw:style-name="gr10" draw:text-style-name="P2" draw:layer="layout" draw:type="line" svg:x1="37.7cm" svg:y1="6.099cm" svg:x2="39.1cm" svg:y2="3.499cm" draw:start-shape="id14" draw:start-glue-point="0" draw:end-shape="id15" draw:end-glue-point="2" svg:d="M37700 6099l1400-2600" svg:viewBox="0 0 1401 2601">
          <text:p/>
        </draw:connector>
        <draw:connector draw:style-name="gr10" draw:text-style-name="P2" draw:layer="layout" draw:type="line" svg:x1="31.1cm" svg:y1="12.699cm" svg:x2="37.7cm" svg:y2="9.099cm" draw:start-shape="id16" draw:start-glue-point="0" draw:end-shape="id17" draw:end-glue-point="2" svg:d="M31100 12699l6600-3600" svg:viewBox="0 0 6601 3601">
          <text:p/>
        </draw:connector>
        <draw:connector draw:style-name="gr5" draw:text-style-name="P2" draw:layer="layout" draw:type="line" svg:x1="23.496cm" svg:y1="9.795cm" svg:x2="31.9cm" svg:y2="6.799cm" draw:start-shape="id9" draw:start-glue-point="7" draw:end-shape="id14" draw:end-glue-point="3" svg:d="M23496 9795l8404-2996" svg:viewBox="0 0 8405 2997">
          <text:p/>
        </draw:connector>
        <draw:custom-shape draw:style-name="gr4" draw:text-style-name="P4" xml:id="id9" draw:id="id9" draw:layer="layout" svg:width="3.399cm" svg:height="2cm" svg:x="20.097cm" svg:y="8.795cm">
          <text:p text:style-name="P2"><text:span text:style-name="T2">uAS2jA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3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4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5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5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cm" fo:page-height="2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4.799cm" svg:x="1cm" svg:y="3.873cm"/>
      <draw:page-thumbnail draw:layer="backgroundobjects" svg:width="8.999cm" svg:height="4.799cm" svg:x="1cm" svg:y="12.449cm"/>
      <draw:page-thumbnail draw:layer="backgroundobjects" svg:width="8.999cm" svg:height="4.799cm" svg:x="1cm" svg:y="21.025cm"/>
      <draw:page-thumbnail draw:layer="backgroundobjects" svg:width="8.999cm" svg:height="4.799cm" svg:x="11cm" svg:y="3.873cm"/>
      <draw:page-thumbnail draw:layer="backgroundobjects" svg:width="8.999cm" svg:height="4.799cm" svg:x="11cm" svg:y="12.449cm"/>
      <draw:page-thumbnail draw:layer="backgroundobjects" svg:width="8.999cm" svg:height="4.799cm" svg:x="11cm" svg:y="21.025cm"/>
    </style:handout-master>
    <style:master-page style:name="Standard" style:page-layout-name="PM1" draw:style-name="Mdp1">
      <draw:frame presentation:style-name="Standard-title" draw:layer="backgroundobjects" svg:width="52.197cm" svg:height="3.506cm" svg:x="2.897cm" svg:y="0.832cm" presentation:class="title" presentation:placeholder="true">
        <draw:text-box/>
      </draw:frame>
      <draw:frame presentation:style-name="Standard-outline1" draw:layer="backgroundobjects" svg:width="52.197cm" svg:height="12.179cm" svg:x="2.897cm" svg:y="4.91cm" presentation:class="outline" presentation:placeholder="true">
        <draw:text-box/>
      </draw:frame>
      <draw:frame presentation:style-name="Mpr1" draw:text-style-name="MP1" draw:layer="backgroundobjects" svg:width="13.512cm" svg:height="1.448cm" svg:x="2.897cm" svg:y="19.1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384cm" svg:height="1.448cm" svg:x="19.833cm" svg:y="19.12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512cm" svg:height="1.448cm" svg:x="41.583cm" svg:y="19.12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7T11:40:26.501147381</meta:creation-date>
    <dc:date>2016-03-12T18:18:10.565677910</dc:date>
    <meta:editing-duration>PT4H53M31S</meta:editing-duration>
    <meta:editing-cycles>14</meta:editing-cycles>
    <meta:generator>LibreOffice/4.2.8.2$Linux_X86_64 LibreOffice_project/420m0$Build-2</meta:generator>
    <meta:document-statistic meta:object-count="57"/>
  </office:meta>
</office:document-meta>
</file>